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none" draw:fill-color="#c0c0c0" draw:fill-gradient-name="Linear_20_blue_2f_white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left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fill-color="#c5000b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center"/>
      <style:text-properties fo:font-size="15pt" style:font-size-asian="15pt" style:font-size-complex="15pt"/>
    </style:style>
    <style:style style:name="T1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.62cm" svg:height="9.525cm" svg:x="2.705cm" svg:y="1.601cm">
          <text:p/>
          <draw:enhanced-geometry svg:viewBox="0 0 21600 21600" draw:type="rectangle" draw:enhanced-path="M 0 0 L 21600 0 21600 21600 0 21600 0 0 Z N"/>
        </draw:custom-shape>
        <draw:rect draw:style-name="gr2" draw:text-style-name="P3" draw:layer="layout" svg:width="7.62cm" svg:height="0.635cm" svg:x="2.705cm" svg:y="1.6cm">
          <text:p text:style-name="P2"><text:span text:style-name="T1">STATUS BAR <text:s text:c="19"/>2:10</text:span></text:p>
        </draw:rect>
        <draw:custom-shape draw:style-name="gr3" draw:text-style-name="P1" draw:layer="layout" svg:width="6.985cm" svg:height="1.27cm" svg:x="3.005cm" svg:y="2.57cm">
          <text:p text:style-name="P1">Some Widge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3.175cm" svg:height="3.81cm" svg:x="3.04cm" svg:y="5.745cm">
          <text:p text:style-name="P1">Some</text:p>
          <text:p text:style-name="P1">Other</text:p>
          <text:p text:style-name="P1">Widge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6.985cm" svg:height="1.27cm" svg:x="3.04cm" svg:y="4.14cm">
          <text:p text:style-name="P1">CALL MOM <text:s text:c="9"/>2:15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Linear_20_blue_2f_white" draw:display-name="Linear blue/white" draw:style="linear" draw:start-color="#000080" draw:end-color="#ffffff" draw:start-intensity="100%" draw:end-intensity="100%" draw:angle="45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2.7cm" fo:page-height="12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6-14T06:02:00</meta:creation-date>
    <dc:date>2009-06-14T06:15:17</dc:date>
    <meta:editing-duration>PT00H06M34S</meta:editing-duration>
    <meta:editing-cycles>4</meta:editing-cycles>
    <meta:generator>OpenOffice.org/3.1$Unix OpenOffice.org_project/310m11$Build-9399</meta:generator>
    <meta:document-statistic meta:object-count="5"/>
  </office:meta>
</office:document-meta>
</file>